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zxx" fo:country="none" officeooo:rsid="000d1610" officeooo:paragraph-rsid="000d1610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d1610" officeooo:paragraph-rsid="0013aa4c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0d862" officeooo:paragraph-rsid="0010d86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552fe" officeooo:paragraph-rsid="001552fe" style:language-asian="zxx" style:country-asian="none" style:language-complex="zxx" style:country-complex="none"/>
    </style:style>
    <style:style style:name="P5" style:family="paragraph" style:parent-style-name="Standard">
      <style:text-properties officeooo:rsid="0015db8e" officeooo:paragraph-rsid="0015db8e"/>
    </style:style>
    <style:style style:name="P6" style:family="paragraph" style:parent-style-name="Standard" style:list-style-name="L1">
      <style:text-properties fo:language="zxx" fo:country="none" officeooo:rsid="000d1610" officeooo:paragraph-rsid="000d1610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fo:language="zxx" fo:country="none" officeooo:rsid="000d1610" officeooo:paragraph-rsid="0011ec99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fo:language="zxx" fo:country="none" officeooo:rsid="000d1610" officeooo:paragraph-rsid="0013aa4c" style:language-asian="zxx" style:country-asian="none" style:language-complex="zxx" style:country-complex="none"/>
    </style:style>
    <style:style style:name="P9" style:family="paragraph" style:parent-style-name="Standard" style:list-style-name="L5">
      <style:text-properties fo:language="zxx" fo:country="none" officeooo:rsid="000d1610" officeooo:paragraph-rsid="000d1610" style:language-asian="zxx" style:country-asian="none" style:language-complex="zxx" style:country-complex="none"/>
    </style:style>
    <style:style style:name="P10" style:family="paragraph" style:parent-style-name="Standard" style:list-style-name="L6">
      <style:text-properties fo:language="zxx" fo:country="none" officeooo:rsid="000d1610" officeooo:paragraph-rsid="002884c1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0d1610" officeooo:paragraph-rsid="000d1610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0d1610" officeooo:paragraph-rsid="002884c1" style:language-asian="zxx" style:country-asian="none" style:language-complex="zxx" style:country-complex="none"/>
    </style:style>
    <style:style style:name="P13" style:family="paragraph" style:parent-style-name="Standard" style:list-style-name="L2">
      <style:text-properties fo:language="zxx" fo:country="none" officeooo:rsid="001552fe" officeooo:paragraph-rsid="001552fe" style:language-asian="zxx" style:country-asian="none" style:language-complex="zxx" style:country-complex="none"/>
    </style:style>
    <style:style style:name="P14" style:family="paragraph" style:parent-style-name="Standard" style:list-style-name="L2">
      <style:text-properties fo:language="zxx" fo:country="none" officeooo:rsid="00178825" officeooo:paragraph-rsid="00178825" style:language-asian="zxx" style:country-asian="none" style:language-complex="zxx" style:country-complex="none"/>
    </style:style>
    <style:style style:name="P15" style:family="paragraph" style:parent-style-name="Standard" style:list-style-name="L2">
      <style:text-properties fo:language="zxx" fo:country="none" officeooo:rsid="00178825" officeooo:paragraph-rsid="0026d1b4" style:language-asian="zxx" style:country-asian="none" style:language-complex="zxx" style:country-complex="none"/>
    </style:style>
    <style:style style:name="P16" style:family="paragraph" style:parent-style-name="Standard" style:list-style-name="L2">
      <style:text-properties fo:language="zxx" fo:country="none" officeooo:rsid="00178825" officeooo:paragraph-rsid="002b9309" style:language-asian="zxx" style:country-asian="none" style:language-complex="zxx" style:country-complex="none"/>
    </style:style>
    <style:style style:name="P17" style:family="paragraph" style:parent-style-name="Standard" style:list-style-name="L3">
      <style:text-properties fo:language="zxx" fo:country="none" officeooo:rsid="0017b810" officeooo:paragraph-rsid="0017b810" style:language-asian="zxx" style:country-asian="none" style:language-complex="zxx" style:country-complex="none"/>
    </style:style>
    <style:style style:name="P18" style:family="paragraph" style:parent-style-name="Standard" style:list-style-name="L3">
      <style:text-properties fo:language="zxx" fo:country="none" officeooo:rsid="0017b810" officeooo:paragraph-rsid="001a7052" style:language-asian="zxx" style:country-asian="none" style:language-complex="zxx" style:country-complex="none"/>
    </style:style>
    <style:style style:name="P19" style:family="paragraph" style:parent-style-name="Standard" style:list-style-name="L5">
      <style:text-properties fo:language="zxx" fo:country="none" officeooo:rsid="000ece30" officeooo:paragraph-rsid="000ece30" style:language-asian="zxx" style:country-asian="none" style:language-complex="zxx" style:country-complex="none"/>
    </style:style>
    <style:style style:name="P20" style:family="paragraph" style:parent-style-name="Standard" style:list-style-name="L3">
      <style:text-properties fo:language="zxx" fo:country="none" officeooo:rsid="001d1fff" officeooo:paragraph-rsid="001dbeec" style:language-asian="zxx" style:country-asian="none" style:language-complex="zxx" style:country-complex="none"/>
    </style:style>
    <style:style style:name="P21" style:family="paragraph" style:parent-style-name="Standard" style:list-style-name="L3">
      <style:text-properties fo:language="zxx" fo:country="none" officeooo:rsid="001d1fff" officeooo:paragraph-rsid="001f9182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224ed0" officeooo:paragraph-rsid="00224ed0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26d1b4" officeooo:paragraph-rsid="0026d1b4" style:language-asian="zxx" style:country-asian="none" style:language-complex="zxx" style:country-complex="none"/>
    </style:style>
    <style:style style:name="P24" style:family="paragraph" style:parent-style-name="Standard" style:list-style-name="L2">
      <style:text-properties fo:language="zxx" fo:country="none" officeooo:rsid="0026d1b4" officeooo:paragraph-rsid="0026d1b4" style:language-asian="zxx" style:country-asian="none" style:language-complex="zxx" style:country-complex="none"/>
    </style:style>
    <style:style style:name="P25" style:family="paragraph" style:parent-style-name="Standard" style:list-style-name="L2">
      <style:text-properties fo:language="zxx" fo:country="none" officeooo:rsid="002884c1" officeooo:paragraph-rsid="002884c1" style:language-asian="zxx" style:country-asian="none" style:language-complex="zxx" style:country-complex="none"/>
    </style:style>
    <style:style style:name="P26" style:family="paragraph" style:parent-style-name="Standard" style:list-style-name="L2">
      <style:text-properties fo:language="zxx" fo:country="none" officeooo:rsid="002884c1" officeooo:paragraph-rsid="002b9309" style:language-asian="zxx" style:country-asian="none" style:language-complex="zxx" style:country-complex="none"/>
    </style:style>
    <style:style style:name="P27" style:family="paragraph" style:parent-style-name="Standard" style:list-style-name="L6">
      <style:text-properties fo:language="zxx" fo:country="none" officeooo:rsid="002884c1" officeooo:paragraph-rsid="002884c1" style:language-asian="zxx" style:country-asian="none" style:language-complex="zxx" style:country-complex="none"/>
    </style:style>
    <style:style style:name="P28" style:family="paragraph" style:parent-style-name="Standard" style:list-style-name="L2">
      <style:text-properties fo:language="zxx" fo:country="none" officeooo:rsid="002b9309" officeooo:paragraph-rsid="002b9309" style:language-asian="zxx" style:country-asian="none" style:language-complex="zxx" style:country-complex="none"/>
    </style:style>
    <style:style style:name="P29" style:family="paragraph" style:parent-style-name="Standard" style:list-style-name="L2">
      <style:text-properties fo:language="zxx" fo:country="none" officeooo:rsid="002d4fad" officeooo:paragraph-rsid="002d4fad" style:language-asian="zxx" style:country-asian="none" style:language-complex="zxx" style:country-complex="none"/>
    </style:style>
    <style:style style:name="P30" style:family="paragraph" style:parent-style-name="Standard" style:list-style-name="L3">
      <style:text-properties officeooo:paragraph-rsid="001f9182"/>
    </style:style>
    <style:style style:name="P31" style:family="paragraph" style:parent-style-name="Standard" style:list-style-name="L4">
      <style:text-properties officeooo:paragraph-rsid="0010d862"/>
    </style:style>
    <style:style style:name="P32" style:family="paragraph" style:parent-style-name="Standard" style:list-style-name="L5">
      <style:text-properties fo:font-variant="normal" fo:text-transform="none" fo:color="#202122" style:font-name="sans-serif" fo:font-size="10.5pt" fo:letter-spacing="normal" fo:language="zxx" fo:country="none" fo:font-style="normal" fo:font-weight="normal" officeooo:rsid="000ece30" officeooo:paragraph-rsid="000ece30" style:language-asian="zxx" style:country-asian="none" style:language-complex="zxx" style:country-complex="none"/>
    </style:style>
    <style:style style:name="P33" style:family="paragraph" style:parent-style-name="Standard" style:list-style-name="L5">
      <style:text-properties fo:font-variant="normal" fo:text-transform="none" fo:color="#202122" style:font-name="sans-serif" fo:font-size="10.5pt" fo:letter-spacing="normal" fo:language="zxx" fo:country="none" fo:font-style="normal" fo:font-weight="normal" officeooo:rsid="000d1610" officeooo:paragraph-rsid="000d1610" style:language-asian="zxx" style:country-asian="none" style:language-complex="zxx" style:country-complex="none"/>
    </style:style>
    <style:style style:name="P34" style:family="paragraph" style:parent-style-name="Standard">
      <style:paragraph-properties fo:break-before="page"/>
      <style:text-properties fo:language="zxx" fo:country="none" officeooo:rsid="000d1610" officeooo:paragraph-rsid="002884c1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fo:language="zxx" fo:country="none" officeooo:paragraph-rsid="00224ed0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ece30"/>
    </style:style>
    <style:style style:name="T2" style:family="text">
      <style:text-properties officeooo:rsid="000ed744"/>
    </style:style>
    <style:style style:name="T3" style:family="text">
      <style:text-properties officeooo:rsid="0010d862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officeooo:rsid="0010d862" style:language-asian="zxx" style:country-asian="none" style:language-complex="zxx" style:country-complex="none"/>
    </style:style>
    <style:style style:name="T6" style:family="text">
      <style:text-properties fo:language="zxx" fo:country="none" officeooo:rsid="0011ec99" style:language-asian="zxx" style:country-asian="none" style:language-complex="zxx" style:country-complex="none"/>
    </style:style>
    <style:style style:name="T7" style:family="text">
      <style:text-properties fo:language="zxx" fo:country="none" officeooo:rsid="001552fe" style:language-asian="zxx" style:country-asian="none" style:language-complex="zxx" style:country-complex="none"/>
    </style:style>
    <style:style style:name="T8" style:family="text">
      <style:text-properties fo:language="zxx" fo:country="none" officeooo:rsid="001d1fff" style:language-asian="zxx" style:country-asian="none" style:language-complex="zxx" style:country-complex="none"/>
    </style:style>
    <style:style style:name="T9" style:family="text">
      <style:text-properties officeooo:rsid="0011ec99"/>
    </style:style>
    <style:style style:name="T10" style:family="text">
      <style:text-properties officeooo:rsid="0013aa4c"/>
    </style:style>
    <style:style style:name="T11" style:family="text">
      <style:text-properties officeooo:rsid="00182528"/>
    </style:style>
    <style:style style:name="T12" style:family="text">
      <style:text-properties officeooo:rsid="0019e928"/>
    </style:style>
    <style:style style:name="T13" style:family="text">
      <style:text-properties officeooo:rsid="001a7052"/>
    </style:style>
    <style:style style:name="T14" style:family="text">
      <style:text-properties officeooo:rsid="001ac9f3"/>
    </style:style>
    <style:style style:name="T15" style:family="text">
      <style:text-properties officeooo:rsid="001acdf5"/>
    </style:style>
    <style:style style:name="T16" style:family="text">
      <style:text-properties officeooo:rsid="001f9182"/>
    </style:style>
    <style:style style:name="T17" style:family="text">
      <style:text-properties officeooo:rsid="0023e4c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9e928" style:font-weight-asian="bold" style:font-weight-complex="bold"/>
    </style:style>
    <style:style style:name="T20" style:family="text">
      <style:text-properties fo:font-weight="bold" officeooo:rsid="002b9309" style:font-weight-asian="bold" style:font-weight-complex="bold"/>
    </style:style>
    <style:style style:name="T21" style:family="text">
      <style:text-properties fo:font-style="italic" officeooo:rsid="0019e928" style:font-style-asian="italic" style:font-style-complex="italic"/>
    </style:style>
    <style:style style:name="T22" style:family="text">
      <style:text-properties fo:font-style="italic" fo:font-weight="bold" officeooo:rsid="0019e928" style:font-style-asian="italic" style:font-weight-asian="bold" style:font-style-complex="italic" style:font-weight-complex="bold"/>
    </style:style>
    <style:style style:name="T23" style:family="text">
      <style:text-properties officeooo:rsid="002884c1"/>
    </style:style>
    <style:style style:name="T24" style:family="text">
      <style:text-properties officeooo:rsid="002a6555"/>
    </style:style>
    <style:style style:name="T25" style:family="text">
      <style:text-properties fo:font-weight="normal" officeooo:rsid="0019e928" style:font-weight-asian="normal" style:font-weight-complex="normal"/>
    </style:style>
    <style:style style:name="T26" style:family="text">
      <style:text-properties fo:font-weight="normal" officeooo:rsid="002b9309" style:font-weight-asian="normal" style:font-weight-complex="normal"/>
    </style:style>
    <style:style style:name="T27" style:family="text">
      <style:text-properties officeooo:rsid="002d4f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2 JIT compiler port from i386/32bit to x86_64 code</text:p>
      <text:p text:style-name="P1"/>
      <text:p text:style-name="P1"><text:span text:style-name="T2">PCSX2 has 6 r</text:span>ecompilers:</text:p>
      <text:list xml:id="list2965266587" text:style-name="L1">
        <text:list-item>
          <text:p text:style-name="P6">Micro VU0 <text:tab/>: <text:span text:style-name="T9">Vector Unit 0 (Alternative recompiler SuperVU is less compatible)</text:span></text:p>
        </text:list-item>
        <text:list-item>
          <text:p text:style-name="P6">Micro VU1 <text:tab/>: <text:span text:style-name="T9">Vector Unit 1</text:span></text:p>
        </text:list-item>
        <text:list-item>
          <text:p text:style-name="P7">R5900-32<text:tab/>: <text:span text:style-name="T3">EE RISC processor ("Emotion Engine")</text:span></text:p>
        </text:list-item>
        <text:list-item>
          <text:p text:style-name="P6">R3000A <text:tab/>: <text:span text:style-name="T10">I/O processor</text:span></text:p>
        </text:list-item>
        <text:list-item>
          <text:p text:style-name="P6">VIF0 Unpack <text:s/>: Vector Unit Interface <text:span text:style-name="T10">0</text:span></text:p>
        </text:list-item>
        <text:list-item>
          <text:p text:style-name="P8">VIF1 Unpack <text:s/>: Vector Unit Interface <text:span text:style-name="T10">1</text:span></text:p>
        </text:list-item>
      </text:list>
      <text:p text:style-name="P2"/>
      <text:p text:style-name="P4">Terms/abbreviations:</text:p>
      <text:list xml:id="list1567989886" text:style-name="L2">
        <text:list-item>
          <text:p text:style-name="P13">GS<text:tab/><text:tab/>Graphics Synthesizer</text:p>
        </text:list-item>
        <text:list-item>
          <text:p text:style-name="P14">SIMD<text:tab/><text:tab/>Single instruction, multiple data</text:p>
        </text:list-item>
        <text:list-item>
          <text:p text:style-name="P15">ABI<text:tab/><text:tab/><text:span text:style-name="T12">A</text:span>pplication <text:span text:style-name="T12">B</text:span>inary <text:span text:style-name="T12">I</text:span>nterface <text:span text:style-name="T12">(e.g. Kernel to application), either 32-bit or 64-bit</text:span></text:p>
        </text:list-item>
        <text:list-item>
          <text:p text:style-name="P15"><text:span text:style-name="T12">Abbreviations used in op codes:</text:span></text:p>
          <text:list>
            <text:list-item>
              <text:p text:style-name="P16"><text:span text:style-name="T12">byte <text:s text:c="7"/><text:tab/>(8 bit)<text:tab/><text:tab/>suffix </text:span><text:span text:style-name="T19">b<text:tab/><text:tab/><text:tab/><text:tab/><text:tab/><text:tab/></text:span><text:span text:style-name="T25">Integer</text:span></text:p>
            </text:list-item>
            <text:list-item>
              <text:p text:style-name="P16"><text:span text:style-name="T12">word <text:s text:c="7"/><text:tab/>(2 bytes) <text:s text:c="2"/><text:tab/>suffix </text:span><text:span text:style-name="T19">w<text:tab/><text:tab/><text:tab/><text:tab/><text:tab/><text:tab/></text:span><text:span text:style-name="T25">Integer</text:span></text:p>
            </text:list-item>
            <text:list-item>
              <text:p text:style-name="P16"><text:span text:style-name="T12">doubleword <text:s/><text:tab/>(4 bytes) <text:s text:c="2"/><text:tab/>suffix </text:span><text:span text:style-name="T19">l<text:tab/><text:tab/><text:tab/><text:tab/><text:tab/><text:tab/><text:tab/></text:span><text:span text:style-name="T26">Integer</text:span></text:p>
            </text:list-item>
            <text:list-item>
              <text:p text:style-name="P16"><text:span text:style-name="T12">quadword <text:s text:c="3"/><text:tab/>(8 bytes) <text:s text:c="2"/><text:tab/>suffix </text:span><text:span text:style-name="T19">q</text:span><text:span text:style-name="T12"> <text:s/>e.g. <text:tab/></text:span><text:span text:style-name="T21">mov</text:span><text:span text:style-name="T22">q</text:span><text:span text:style-name="T12"> <text:tab/>copies 8 bytes<text:tab/><text:tab/><text:tab/>Integer</text:span></text:p>
            </text:list-item>
            <text:list-item>
              <text:p text:style-name="P26">octoword<text:tab/>(16 bytes)<text:tab/>suffix <text:span text:style-name="T18">o<text:tab/><text:tab/><text:tab/><text:tab/><text:tab/><text:tab/></text:span><text:span text:style-name="T26">Integer</text:span></text:p>
            </text:list-item>
            <text:list-item>
              <text:p text:style-name="P24">suffix z: fill leading bits with zero, e.g. copy 1 byte into 2 byte register</text:p>
            </text:list-item>
            <text:list-item>
              <text:p text:style-name="P25">suffix s: <text:span text:style-name="T27">sign extend upper portion e.g. negative byte copied to word fills with ones</text:span></text:p>
            </text:list-item>
            <text:list-item>
              <text:p text:style-name="P24">cwtl<text:tab/><text:span text:style-name="T23">convert word to doublword</text:span></text:p>
            </text:list-item>
            <text:list-item>
              <text:p text:style-name="P24">cltq <text:tab/><text:span text:style-name="T23">convert doubleword to quadword</text:span></text:p>
            </text:list-item>
            <text:list-item>
              <text:p text:style-name="P24">cqto<text:tab/><text:span text:style-name="T23">convert quodword to octoword</text:span></text:p>
            </text:list-item>
            <text:list-item>
              <text:p text:style-name="P28">Floating point single <text:tab/><text:tab/>(S)<text:tab/><text:tab/>4 bytes</text:p>
            </text:list-item>
            <text:list-item>
              <text:p text:style-name="P28">Floating point double<text:tab/><text:tab/>(D)<text:tab/><text:tab/>8 bytes</text:p>
            </text:list-item>
            <text:list-item>
              <text:p text:style-name="P29">Imm:<text:tab/><text:tab/>‘immediate’ value (a constant) stored in the instruction itself <text:line-break/><text:tab/><text:tab/>[e.g. ADDI $1,D0]–The $ indicates the constant/immediate </text:p>
            </text:list-item>
          </text:list>
        </text:list-item>
        <text:list-item>
          <text:p text:style-name="P24"><text:span text:style-name="T24">ALU<text:tab/><text:tab/>Arithmetic and Logic Unit (</text:span>performs arithmetic operations like addition and subtraction along with logical operations AND, OR, etc.)</text:p>
        </text:list-item>
      </text:list>
      <text:p text:style-name="P4"/>
      <text:p text:style-name="P5"><text:span text:style-name="T7">N</text:span><text:span text:style-name="T4">otes: </text:span></text:p>
      <text:list xml:id="list2010783744" text:style-name="L3">
        <text:list-item>
          <text:p text:style-name="P17">VC0 and VC1 recomilers are disabled in x86_64 version, <text:span text:style-name="T11">check DISABLE_SVU</text:span></text:p>
        </text:list-item>
        <text:list-item>
          <text:p text:style-name="P18">All processors that support the x86_64 instruction set <text:span text:style-name="T13">also </text:span>support the x86/i386/i686 instruction set. <text:span text:style-name="T14">I</text:span>f a processor can run 64-bit code, it can also run 32-bit code. <text:span text:style-name="T15">Each process, however, must be homogeneous, so either 32-bit or 64-bit.</text:span></text:p>
        </text:list-item>
        <text:list-item>
          <text:p text:style-name="P18">When generating code for 64-bit platforms, the order of operations may be different compared to generating 32-bit code.</text:p>
        </text:list-item>
        <text:list-item>
          <text:p text:style-name="P21">x86_64 CPUs </text:p>
          <text:list>
            <text:list-item>
              <text:p text:style-name="P30"><text:span text:style-name="T8">have two modes of operation, a 64-bit mode and compatibility mode.</text:span></text:p>
            </text:list-item>
            <text:list-item>
              <text:p text:style-name="P20"><text:span text:style-name="T16">still make available </text:span>x87/MMX registers in 64-bit mode </text:p>
            </text:list-item>
            <text:list-item>
              <text:p text:style-name="P20"><text:span text:style-name="T16">provide </text:span>full x86 16-bit and 32-bit instruction sets without intervening emulation</text:p>
            </text:list-item>
          </text:list>
        </text:list-item>
      </text:list>
      <text:p text:style-name="P1"/>
      <text:p text:style-name="P3">Central files:</text:p>
      <text:list xml:id="list1557244005" text:style-name="L4">
        <text:list-item>
          <text:p text:style-name="P31"><text:span text:style-name="T5">pcsx2/pcsx2/R5900.cpp: EE emulat</text:span><text:span text:style-name="T6">ion</text:span></text:p>
        </text:list-item>
        <text:list-item>
          <text:p text:style-name="P31"><text:span text:style-name="T6">common/src/x86emitter/x86emitter.cpp</text:span></text:p>
        </text:list-item>
      </text:list>
      <text:p text:style-name="P1"/>
      <text:p text:style-name="P12">Questions to resolve:</text:p>
      <text:list xml:id="list2654384951" text:style-name="L6">
        <text:list-item>
          <text:p text:style-name="P10"><text:soft-page-break/>Which instructions have to be ported?</text:p>
        </text:list-item>
        <text:list-item>
          <text:p text:style-name="P27">Where does the order change</text:p>
        </text:list-item>
        <text:list-item>
          <text:p text:style-name="P27">Which modules are affected</text:p>
        </text:list-item>
      </text:list>
      <text:p text:style-name="P12"><text:line-break/></text:p>
      <text:p text:style-name="P34">Existing instruction sets on i386:</text:p>
      <text:p text:style-name="P1"/>
      <text:list xml:id="list136308415" text:style-name="L5">
        <text:list-item>
          <text:p text:style-name="P9">MMX: a single instruction, multiple data (SIMD) instruction set </text:p>
          <text:list>
            <text:list-item>
              <text:p text:style-name="P9">57 instructions</text:p>
            </text:list-item>
            <text:list-item>
              <text:p text:style-name="P9"><text:span text:style-name="T1">64-bit wide </text:span>register <text:span text:style-name="T1">file (</text:span>MM0-MM7<text:span text:style-name="T1">)</text:span></text:p>
            </text:list-item>
            <text:list-item>
              <text:p text:style-name="P19">only integer operations</text:p>
            </text:list-item>
            <text:list-item>
              <text:p text:style-name="P32">not able to mix integer-SIMD ops with any floating-point ops</text:p>
            </text:list-item>
          </text:list>
        </text:list-item>
        <text:list-item>
          <text:p text:style-name="P9">SSE1: Streaming SIMD Extension 1</text:p>
          <text:list>
            <text:list-item>
              <text:p text:style-name="P33">128-bit wide register file (XMM0–XMM7) </text:p>
            </text:list-item>
          </text:list>
        </text:list-item>
        <text:list-item>
          <text:p text:style-name="P9">SSE2: Streaming SIMD Extensions 2</text:p>
        </text:list-item>
        <text:list-item>
          <text:p text:style-name="P9">SSSE3: Supplemental Streaming SIMD Extensions 3</text:p>
        </text:list-item>
        <text:list-item>
          <text:p text:style-name="P9">SSE4: Streaming SIMD Extensions 2</text:p>
        </text:list-item>
      </text:list>
      <text:p text:style-name="P1"/>
      <text:p text:style-name="P22">Registers on x86_64:</text:p>
      <text:p text:style-name="P22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7">8-byte register</text:p>
          </table:table-cell>
          <table:table-cell table:style-name="Table1.A1" office:value-type="string">
            <text:p text:style-name="P37">Byte <text:span text:style-name="T17">3</text:span>-<text:span text:style-name="T17">0</text:span></text:p>
          </table:table-cell>
          <table:table-cell table:style-name="Table1.A1" office:value-type="string">
            <text:p text:style-name="P37">Byte <text:span text:style-name="T17">1</text:span>-<text:span text:style-name="T17">0</text:span></text:p>
          </table:table-cell>
          <table:table-cell table:style-name="Table1.D1" office:value-type="string">
            <text:p text:style-name="P37">Byte 0</text:p>
          </table:table-cell>
        </table:table-row>
        <table:table-row>
          <table:table-cell table:style-name="Table1.C17" office:value-type="string">
            <text:p text:style-name="P35">rax</text:p>
          </table:table-cell>
          <table:table-cell table:style-name="Table1.C17" office:value-type="string">
            <text:p text:style-name="P35">eax</text:p>
          </table:table-cell>
          <table:table-cell table:style-name="Table1.C17" office:value-type="string">
            <text:p text:style-name="P35">ax</text:p>
          </table:table-cell>
          <table:table-cell table:style-name="Table1.D17" office:value-type="string">
            <text:p text:style-name="P35">al</text:p>
          </table:table-cell>
        </table:table-row>
        <table:table-row>
          <table:table-cell table:style-name="Table1.C17" office:value-type="string">
            <text:p text:style-name="P36">rcx</text:p>
          </table:table-cell>
          <table:table-cell table:style-name="Table1.C17" office:value-type="string">
            <text:p text:style-name="P36">ecx</text:p>
          </table:table-cell>
          <table:table-cell table:style-name="Table1.C17" office:value-type="string">
            <text:p text:style-name="P36">cx</text:p>
          </table:table-cell>
          <table:table-cell table:style-name="Table1.D17" office:value-type="string">
            <text:p text:style-name="P36">cl</text:p>
          </table:table-cell>
        </table:table-row>
        <table:table-row>
          <table:table-cell table:style-name="Table1.C17" office:value-type="string">
            <text:p text:style-name="P36">rdx</text:p>
          </table:table-cell>
          <table:table-cell table:style-name="Table1.C17" office:value-type="string">
            <text:p text:style-name="P36">edx</text:p>
          </table:table-cell>
          <table:table-cell table:style-name="Table1.C17" office:value-type="string">
            <text:p text:style-name="P36">dx</text:p>
          </table:table-cell>
          <table:table-cell table:style-name="Table1.D17" office:value-type="string">
            <text:p text:style-name="P36">dl</text:p>
          </table:table-cell>
        </table:table-row>
        <table:table-row>
          <table:table-cell table:style-name="Table1.C17" office:value-type="string">
            <text:p text:style-name="P36">rbx</text:p>
          </table:table-cell>
          <table:table-cell table:style-name="Table1.C17" office:value-type="string">
            <text:p text:style-name="P36">ebx</text:p>
          </table:table-cell>
          <table:table-cell table:style-name="Table1.C17" office:value-type="string">
            <text:p text:style-name="P36">bx</text:p>
          </table:table-cell>
          <table:table-cell table:style-name="Table1.D17" office:value-type="string">
            <text:p text:style-name="P36">bl</text:p>
          </table:table-cell>
        </table:table-row>
        <table:table-row>
          <table:table-cell table:style-name="Table1.C17" office:value-type="string">
            <text:p text:style-name="P36">rsi</text:p>
          </table:table-cell>
          <table:table-cell table:style-name="Table1.C17" office:value-type="string">
            <text:p text:style-name="P36">esi</text:p>
          </table:table-cell>
          <table:table-cell table:style-name="Table1.C17" office:value-type="string">
            <text:p text:style-name="P36">si</text:p>
          </table:table-cell>
          <table:table-cell table:style-name="Table1.D17" office:value-type="string">
            <text:p text:style-name="P36">sil</text:p>
          </table:table-cell>
        </table:table-row>
        <table:table-row>
          <table:table-cell table:style-name="Table1.C17" office:value-type="string">
            <text:p text:style-name="P36">rdi</text:p>
          </table:table-cell>
          <table:table-cell table:style-name="Table1.C17" office:value-type="string">
            <text:p text:style-name="P36">edi</text:p>
          </table:table-cell>
          <table:table-cell table:style-name="Table1.C17" office:value-type="string">
            <text:p text:style-name="P36">di</text:p>
          </table:table-cell>
          <table:table-cell table:style-name="Table1.D17" office:value-type="string">
            <text:p text:style-name="P36">dil</text:p>
          </table:table-cell>
        </table:table-row>
        <table:table-row>
          <table:table-cell table:style-name="Table1.C17" office:value-type="string">
            <text:p text:style-name="P36">rsp</text:p>
          </table:table-cell>
          <table:table-cell table:style-name="Table1.C17" office:value-type="string">
            <text:p text:style-name="P36">esp</text:p>
          </table:table-cell>
          <table:table-cell table:style-name="Table1.C17" office:value-type="string">
            <text:p text:style-name="P36">sp</text:p>
          </table:table-cell>
          <table:table-cell table:style-name="Table1.D17" office:value-type="string">
            <text:p text:style-name="P36">spl</text:p>
          </table:table-cell>
        </table:table-row>
        <table:table-row>
          <table:table-cell table:style-name="Table1.C17" office:value-type="string">
            <text:p text:style-name="P36">rbp</text:p>
          </table:table-cell>
          <table:table-cell table:style-name="Table1.C17" office:value-type="string">
            <text:p text:style-name="P36">ebp</text:p>
          </table:table-cell>
          <table:table-cell table:style-name="Table1.C17" office:value-type="string">
            <text:p text:style-name="P36">bp</text:p>
          </table:table-cell>
          <table:table-cell table:style-name="Table1.D17" office:value-type="string">
            <text:p text:style-name="P36">bpl</text:p>
          </table:table-cell>
        </table:table-row>
        <table:table-row>
          <table:table-cell table:style-name="Table1.C17" office:value-type="string">
            <text:p text:style-name="P36">r8</text:p>
          </table:table-cell>
          <table:table-cell table:style-name="Table1.C17" office:value-type="string">
            <text:p text:style-name="P36">r8d</text:p>
          </table:table-cell>
          <table:table-cell table:style-name="Table1.C17" office:value-type="string">
            <text:p text:style-name="P36">r8w</text:p>
          </table:table-cell>
          <table:table-cell table:style-name="Table1.D17" office:value-type="string">
            <text:p text:style-name="P36">r8b</text:p>
          </table:table-cell>
        </table:table-row>
        <table:table-row>
          <table:table-cell table:style-name="Table1.C17" office:value-type="string">
            <text:p text:style-name="P36">r9</text:p>
          </table:table-cell>
          <table:table-cell table:style-name="Table1.C17" office:value-type="string">
            <text:p text:style-name="P36">r9d</text:p>
          </table:table-cell>
          <table:table-cell table:style-name="Table1.C17" office:value-type="string">
            <text:p text:style-name="P36">r9w</text:p>
          </table:table-cell>
          <table:table-cell table:style-name="Table1.D17" office:value-type="string">
            <text:p text:style-name="P36">r9b</text:p>
          </table:table-cell>
        </table:table-row>
        <table:table-row>
          <table:table-cell table:style-name="Table1.C17" office:value-type="string">
            <text:p text:style-name="P36">r10</text:p>
          </table:table-cell>
          <table:table-cell table:style-name="Table1.C17" office:value-type="string">
            <text:p text:style-name="P36">r10d</text:p>
          </table:table-cell>
          <table:table-cell table:style-name="Table1.C17" office:value-type="string">
            <text:p text:style-name="P36">r10w</text:p>
          </table:table-cell>
          <table:table-cell table:style-name="Table1.D17" office:value-type="string">
            <text:p text:style-name="P36">r10b</text:p>
          </table:table-cell>
        </table:table-row>
        <table:table-row>
          <table:table-cell table:style-name="Table1.C17" office:value-type="string">
            <text:p text:style-name="P36">r11</text:p>
          </table:table-cell>
          <table:table-cell table:style-name="Table1.C17" office:value-type="string">
            <text:p text:style-name="P36">r11d</text:p>
          </table:table-cell>
          <table:table-cell table:style-name="Table1.C17" office:value-type="string">
            <text:p text:style-name="P36">r11w</text:p>
          </table:table-cell>
          <table:table-cell table:style-name="Table1.D17" office:value-type="string">
            <text:p text:style-name="P36">r11b</text:p>
          </table:table-cell>
        </table:table-row>
        <table:table-row>
          <table:table-cell table:style-name="Table1.C17" office:value-type="string">
            <text:p text:style-name="P36">r12</text:p>
          </table:table-cell>
          <table:table-cell table:style-name="Table1.C17" office:value-type="string">
            <text:p text:style-name="P36">r12d</text:p>
          </table:table-cell>
          <table:table-cell table:style-name="Table1.C17" office:value-type="string">
            <text:p text:style-name="P36">r12w</text:p>
          </table:table-cell>
          <table:table-cell table:style-name="Table1.D17" office:value-type="string">
            <text:p text:style-name="P36">r12b</text:p>
          </table:table-cell>
        </table:table-row>
        <table:table-row>
          <table:table-cell table:style-name="Table1.C17" office:value-type="string">
            <text:p text:style-name="P36">r13</text:p>
          </table:table-cell>
          <table:table-cell table:style-name="Table1.C17" office:value-type="string">
            <text:p text:style-name="P36">r13d</text:p>
          </table:table-cell>
          <table:table-cell table:style-name="Table1.C17" office:value-type="string">
            <text:p text:style-name="P36">r13w</text:p>
          </table:table-cell>
          <table:table-cell table:style-name="Table1.D17" office:value-type="string">
            <text:p text:style-name="P36">r13b</text:p>
          </table:table-cell>
        </table:table-row>
        <table:table-row>
          <table:table-cell table:style-name="Table1.C17" office:value-type="string">
            <text:p text:style-name="P36">r14</text:p>
          </table:table-cell>
          <table:table-cell table:style-name="Table1.C17" office:value-type="string">
            <text:p text:style-name="P36">r14d</text:p>
          </table:table-cell>
          <table:table-cell table:style-name="Table1.C17" office:value-type="string">
            <text:p text:style-name="P36">r14w</text:p>
          </table:table-cell>
          <table:table-cell table:style-name="Table1.D17" office:value-type="string">
            <text:p text:style-name="P36">r14b</text:p>
          </table:table-cell>
        </table:table-row>
        <table:table-row>
          <table:table-cell table:style-name="Table1.C17" office:value-type="string">
            <text:p text:style-name="P36">r15</text:p>
          </table:table-cell>
          <table:table-cell table:style-name="Table1.C17" office:value-type="string">
            <text:p text:style-name="P36">r15d</text:p>
          </table:table-cell>
          <table:table-cell table:style-name="Table1.C17" office:value-type="string">
            <text:p text:style-name="P36">r15w</text:p>
          </table:table-cell>
          <table:table-cell table:style-name="Table1.D17" office:value-type="string">
            <text:p text:style-name="P36">r15b</text:p>
          </table:table-cell>
        </table:table-row>
      </table:table>
      <text:p text:style-name="P22"/>
      <text:p text:style-name="P2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9:32:02.717289988</meta:creation-date>
    <dc:date>2020-05-30T20:45:08.740493673</dc:date>
    <meta:editing-duration>PT2H21M53S</meta:editing-duration>
    <meta:editing-cycles>19</meta:editing-cycles>
    <meta:generator>LibreOffice/6.0.7.3$Linux_X86_64 LibreOffice_project/00m0$Build-3</meta:generator>
    <meta:document-statistic meta:table-count="1" meta:image-count="0" meta:object-count="0" meta:page-count="3" meta:paragraph-count="123" meta:word-count="517" meta:character-count="2937" meta:non-whitespace-character-count="2506"/>
  </office:meta>
</office:document-meta>
</file>